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28a"/>
    </style:style>
    <style:style style:name="P2" style:family="paragraph" style:parent-style-name="Standard">
      <style:text-properties officeooo:rsid="0008bc35" officeooo:paragraph-rsid="0008bc35"/>
    </style:style>
    <style:style style:name="P3" style:family="paragraph" style:parent-style-name="Standard">
      <style:text-properties fo:color="#ce181e" fo:font-weight="bold" officeooo:rsid="0008bc35" officeooo:paragraph-rsid="0008bc35" style:font-weight-asian="bold" style:font-weight-complex="bold"/>
    </style:style>
    <style:style style:name="P4" style:family="paragraph" style:parent-style-name="Standard">
      <style:text-properties fo:color="#ce181e" fo:font-weight="bold" officeooo:paragraph-rsid="0005c28a" style:font-weight-asian="bold" style:font-weight-complex="bold"/>
    </style:style>
    <style:style style:name="T1" style:family="text">
      <style:text-properties officeooo:rsid="0005c2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CR</text:p>
      <text:p text:style-name="P1">duplicateDFRow_pcr = df_pcr[df_pcr.duplicated()]</text:p>
      <text:p text:style-name="P1">print('Patients duplicates:',duplicateDFRow_patient,'\n', ' \n PCR duplicates \n', duplicateDFRow_pcr)</text:p>
      <text:p text:style-name="P1"/>
      <text:p text:style-name="P1">duplicateID_pcr = df_pcr[df_pcr.duplicated(['patient_id'])]</text:p>
      <text:p text:style-name="P1">print("we have", len(duplicateID_pcr.index), "duplicated pcr IDs vs.", len(duplicateDFRow_pcr.index), "duplicate rows")</text:p>
      <text:p text:style-name="P1"/>
      <text:p text:style-name="P1">duplicate_pcr_id = df_pcr.loc[df_pcr['patient_id'].isin(duplicateID_pcr['patient_id'])]</text:p>
      <text:p text:style-name="P1"/>
      <text:p text:style-name="P1">duplicate_pcr_id.sort_values(by=['patient_id'], inplace=True)</text:p>
      <text:p text:style-name="P1"/>
      <text:p text:style-name="P1">duplicate_pcr_id[:20]</text:p>
      <text:p text:style-name="P4"/>
      <text:p text:style-name="P3">dedupe </text:p>
      <text:p text:style-name="P2"/>
      <text:p text:style-name="P2"/>
      <text:p text:style-name="P1">scaler = preprocessing.Normalizer()</text:p>
      <text:p text:style-name="P1"/>
      <text:p text:style-name="P1">df_patient_no_id = df_patient.drop(["patient_id"], axis=1) <text:s text:c="9"/># we don't want `id` to participate in dissimilarity measure</text:p>
      <text:p text:style-name="P1"/>
      <text:p text:style-name="P1">dist_df = pd.DataFrame(columns=["index", "similarity"])</text:p>
      <text:p text:style-name="P1"/>
      <text:p text:style-name="P1">for _, i in df_scaled.iterrows():</text:p>
      <text:p text:style-name="P1"><text:s text:c="4"/>dist = np.linalg.norm(i-np.squeeze(new_user_scaled,0))</text:p>
      <text:p text:style-name="P1"><text:s text:c="4"/>dist_df.loc[_,:] = [_, dist]</text:p>
      <text:p text:style-name="P1"/>
      <text:p text:style-name="P1"/>
      <text:p text:style-name="P1">df_patient.loc[_,:] = new_user_original <text:s text:c="9"/># we are appending the new user to the original df</text:p>
      <text:p text:style-name="P1">index_most_similar = df_patient.loc[dist_df.similaity.idxmin(),"id"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7:11:35.094959826</meta:creation-date>
    <dc:date>2020-08-23T19:28:31.586752441</dc:date>
    <meta:editing-duration>PT1H56M36S</meta:editing-duration>
    <meta:editing-cycles>1</meta:editing-cycles>
    <meta:document-statistic meta:table-count="0" meta:image-count="0" meta:object-count="0" meta:page-count="1" meta:paragraph-count="17" meta:word-count="82" meta:character-count="1016" meta:non-whitespace-character-count="923"/>
    <meta:generator>LibreOffice/6.0.7.3$Linux_X86_64 LibreOffice_project/00m0$Build-3</meta:generator>
  </office:meta>
</office:document-meta>
</file>